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ce style:name="MuktiNarrow" svg:font-family="MuktiNarrow"/>
    <style:font-face style:name="Noto Sans Bengali Light" svg:font-family="'Noto Sans Bengali Light'" style:font-family-generic="swiss"/>
    <style:font-face style:name="Noto Sans Bengali Light1" svg:font-family="'Noto Sans Bengali Light', Arial"/>
    <style:font-face style:name="Segoe UI" svg:font-family="'Segoe UI'"/>
  </office:font-face-decls>
  <office:automatic-styles>
    <style:style style:name="P1" style:family="paragraph" style:parent-style-name="Standard">
      <style:text-properties officeooo:paragraph-rsid="0012bf4b"/>
    </style:style>
    <style:style style:name="P2" style:family="paragraph" style:parent-style-name="Standard">
      <style:text-properties officeooo:paragraph-rsid="00395cc6"/>
    </style:style>
    <style:style style:name="P3" style:family="paragraph" style:parent-style-name="Standard">
      <style:text-properties officeooo:paragraph-rsid="0039f5d3"/>
    </style:style>
    <style:style style:name="T1" style:family="text">
      <style:text-properties officeooo:rsid="00391446"/>
    </style:style>
    <style:style style:name="T2" style:family="text">
      <style:text-properties officeooo:rsid="00395cc6"/>
    </style:style>
    <style:style style:name="T3" style:family="text">
      <style:text-properties officeooo:rsid="0039f5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১২।</text:p>
      <text:p text:style-name="P1">মহান আল্লাহ যে মানব সম্পদ সৃষ্টি করেছেন যাদেরকে নৃবিজ্ঞানিগণ হোমো স্যাপিয়েন্স প্রজাতি বলে আখ্যায়িত করেছেন তারা সকলে পুরুষ, মহিলা বা শিশু, উচ্চতর মানসিক বিকাশ, উচ্চারিত কথা বলার শক্তি এবং ন্যায়পরায়ণ অবস্থান দ্বারা অন্যান্য প্রাণীদের থেকে আলাদা। এই মনুষ্য প্রজাতির এক একজন মনুষ্য একটি অবধারিত পরিণতিতে দেহাবসানের পালায় কালের গহ্বরে হারিয়ে যায়। বিস্মৃত হয়ে যায় সেইসব মনুষ্যের স্মৃতি, তারই মাঝে কিংবদন্তীসম কিছু মানুষ থাকেন যাঁরা সহস্র শতাব্দী মানবজাতির মণিকুঠরিতে স্থান করে রাখার যোগ্যতা অর্জন করে তাঁদের মানব কল্যাণমূখি কৃতকর্মের জন্য তেমনি একজন ব্যতিক্রমী মানুষ ছিলেন অধ্যাপক খালেদ রশীদ।</text:p>
      <text:p text:style-name="P1"/>
      <text:p text:style-name="P1">ষাট বছরের পুরাতন স্মৃতির দর্পণ এখন এক ধূসর দর্পণে পরিণত হতে চলেছ তাই উনিশ'শ ছেষট্টি সনের পুরাতন দর্পণটিতে তাকানোর চেষ্টা করছি। অধ্যাপক খালেদ রশীদ আমার একজন প্রাণপুরুষ। শ্রদ্ধাবনত চিত্তে তাঁকে সেই ধূসর দর্পণে দেখার চেষ্টা করছি।</text:p>
      <text:p text:style-name="P1"/>
      <text:p text:style-name="P1">অধ্যাপক খালেদ রশীদকে রাজশাহী বিশ্ববিদ্যালয়ে তাঁর ছাত্র জীবনের সহপাঠীগণ তাঁকে গুরু নামে সম্বোধন করতেন, এ কথা আমরা শুনেছি অধ্যাপক হাসান আজিজুল হকের নিকট হতে। তারই ধারাবাহিকতায় সেই সময়কালে খুলনা শহরের সকল মহাবিদ্যালয়ের শিক্ষকবৃন্দ, তাঁর পরিচিতজন, তাঁর বন্ধুগণ ও সন্দীপন সাংস্কৃতিক সম্প্রদায় এর সদস্যরা তাঁকে গুরু নামে সম্বোধন করতেন। বাল্যকালে একবার তাঁর টাইফয়েড রোগ হয়েছিল, সেই রোগের কারণে তাঁর ডান পা পঙ্গু হয়ে পড়েছিল। এই পঙ্গুত্বের কারণে পা বিসদৃশ ভাবে অনৃজু হয়ে গিয়েছিল, এই অনৃজু অবস্থা অবগুণ্ঠিত করে রাখার জন্যে সেই বাল্যকাল থেকে তিনি খুব ঢোলা পাজামা ও লম্বা পাঞ্জাবী পরতেন। তাঁর এই সম্ভ্রান্ত পরিচ্ছদ তাঁর সর্বজন শ্রদ্ধেয় "গুরু" নামকে এক অতি উচ্চতায় নিয়ে গিয়েছিল। তার পারিবারিক ডাকনাম ছিল তোতা। তিনি চিরকুমার ছিলেন। এই চিরকুমার জীবনের অবসানের জন্য তার বন্ধুবর্গ সবিশেষ তাদের নাম করতে হলে বলতে হবে ইংরেজির অধ্যাপক নাজিম মাহমুদ, ম্যানেজমেণ্ট এর অধ্যাপক মুস্তাফিজুর রহমান, দর্শন এর অধ্যাপক হাসান আজিজুল হক, বাণিজ্যের অধ্যাপক দেওয়ান আফতাবউদ্দিন আহমেদ, বাংলার অধ্যাপক আবুবকর সিদ্দিক, বোটানির অধ্যাপক মোত্তালিব, অধ্যক্ষ ইঞ্জিনিয়ার প্রদিশ রঞ্জন, সঙ্গীতজ্ঞ সাধন সরকার, সৈয়দ মনোয়ার আলী, খন্দকার নুরুল ইসলাম ও বিদ্যুৎ কান্তি সরকার প্রমুখের সাথে হওয়া এক হাস্যোজ্জ্বল আনুপূর্বিক বা sequence এর কথা পড়ে গেল, ঘটনাটি আমি বিবরণচ্ছলে শুনেছিলাম<text:span text:style-name="T2">।</text:span> তাঁর বন্ধুদের মধ্যে উল্লেখযোগ্য সংখ্যক সবাই পাণি গ্রহণকারী। সে কারণে প্রায়শই নিকটস্থ বন্ধুবর্গের সুমধুর নির্যাতন সইতে হতো তাঁকে।</text:p>
      <text:p text:style-name="P1"/>
      <text:p text:style-name="P1">যে আনুপূর্বি<text:span text:style-name="T1">কের</text:span> কথা বলছি তার সময়কাল ছিল যখন পাকিস্তান এর প্রেসিডেণ্ট মোহাম্মদ আইউব খান ও পাকিস্তান এর জাতির পিতা মোহাম্মদ আলী জিন্নাহর ভগ্নী ফাতিমা জিন্নাহ পাকিস্তান এর প্রেসিডেণ্ট পদে নির্বাচনে প্রতিদ্বন্দ্বীতা করেছিলেন। তৎকালীন খুলনায় দুইটি আবাসিক হোটেল ও ত<text:span text:style-name="T2">দ্‌</text:span>সংলগ্ন রেস্তোরাঁ<text:span text:style-name="T2">কে</text:span> অভিজাত বলে গণ্য করা হতো। একটি সেলিম হোটেল অন্যটি শাহিন হোটেল। অধ্যাপক খালেদ রশীদ বন্ধুবর্গের সুমধুর নির্যাতন থেকে পরিত্রাণের উদ্দেশ্যে একদিন বলেছিলেন যে, পরদিন সন্ধ্যায় শাহিন হোটেলের রেস্তোরাঁতে তিনি পাণি গ্রহণের জন্য তার নির্বাচিত পাত্রীর নাম জানাবেন, তার বন্ধুবর্গ পাত্রীকে সম্মত করতে সক্ষম হলে তিনি পাণি গহণ করতে রাজী। যথা সময়ে পরদিন সন্ধ্যায় শাহিন হোটেলের রেস্তোঁরার খালেদ রশীদ এর উৎসাহিত বন্ধুদের চায়ের আসরে তিনি যে রসিকতার অবতারণা করলেন তার তুলনা হয় না। তার বন্ধুগণ এত বড় রসিকতার সম্মুখীন হতে হবে তা তারা কল্পনাও করতে পারেনি। চায়ের আসর হয়েছিল, দীর্ঘক্ষণ প্রাঞ্জল গল্প, আলাপ আলোচনা হয়েছিল, উপস্থিত সকলে সহাস্যে আসর শেষে বিদায় নিয়েছিলেন কারণ এইরূপ রসিকতার জন্যে তারা প্রস্তুত ছিল না। খালেদ রশীদ পাত্রীর নাম বলেছিলেন ফাতিমা জিন্নাহ।</text:p>
      <text:p text:style-name="P1"/>
      <text:p text:style-name="P2">তৎকালীন খুলনা এবং ঢাকার বেশকিছু সংখ্যক রাজনৈতিক ব্যক্তি, খুলনার বিভিন্ন মহাবিদ্যালয়, রাজশাহী বিশ্ববিদ্যালয়ে ও ঢাকা বিশ্ববিদ্যালয়ের কতিপয় শিক্ষকবৃন্দদের সাথে সন্দীপন সাংস্কৃতিক সম্প্রদায় সদস্য তথা পরিচালনা পরিষদ এর সদস্য হিসাবে পরিচিত হবার সুযোগ পেয়েছিলাম। সেই সাথে সন্দীপন সংগীত স্কুল ও সন্দীপন এর আলোড়ন সৃষ্টিকারী গণসংগীত ও দ্বিবার্ষিক উচ্চাঙ্গ সংগীত সম্মেলন এর কারণে খুলনা, কুষ্টিয়া এবং ঢাকা'র মার্গ সংগীতজ্ঞদের সাথে পরিচিত হবার সুযোগ পেয়েছিলাম। সন্দীপন এর সাপ্তাহিক সাহিত্য আসরের সুবাদে তৎকালীন পূর্ব ও পশ্চিম পাকিস্তানের কবি ও লেখকদের সাথেও সম্মুখ পরিচিত হতে পেরেছিলাম। এই সবার সাথে পরিচিত হবার সুযোগ সৃষ্টি হয়েছিল সন্দীপন এর নানাবিধ সংগীত ও সাহিত্য সভা আয়োজনের কারণে। এ সব সভায় পূর্ব পাকিস্তানের অনেক কবি সাহিত্<text:span text:style-name="T2">যিক</text:span> ও সাহিত্য প্রিয় ব্যক্তির পদচারণা ছিল। তৎকালীন সন্দীপন এর আসরে বাংলার তথা বিশ্বের স্বনামধন্য <text:span text:style-name="T2">ancient and contemporary</text:span> কবি সাহিত্যিকগণের রচনার উপর সুনির্দিষ্ট আলোচনা অনুষ্ঠিত হতো। কারো কারো জন্মদিন বা মৃত্যুদিন উপলক্ষ্যে অনুষ্ঠান হতো। মার্গ সংগীতশিল্পী যারা সন্দীপন এ এসেছিলেন তাদের <text:span text:style-name="T2">কা</text:span>রো <text:span text:style-name="T2">কা</text:span>রো নাম আজ ষাট বছর পরেও মনে পড়ছে, যেমন উমর ফারুক, আভা আলম, রইস উদ্দিন, নাজাকাত আলী তার ভাই সালামাত আলী এই রূপ আরো অনেকেই এসেছেন, তাদের সকলের নাম এখন স্মরণে নেই। আতিকুল ইসলামের নেতৃত্বে বুলবুল একাডেমি হতে রবীন্দ্র সংগীতের একটি দল খুলনা এসেছিল, তারা এক দুপুর বেলায় সন্দীপনে রবীন্দ্র সংগীত পরিবেশন করেছিল। এই সমস্ত কাজের মধ্যে নিয়োজিত থেকে কখন <text:span text:style-name="T2">জানিনা</text:span> খালেদ রশীদ <text:span text:style-name="T2">EPCP </text:span>(<text:span text:style-name="T2">ML</text:span>) [ইষ্ট পাকিস্তান কমিউনিস্ট পাটি (মার্ক্সিস্ট লেনিনিস্ট)] এর সাধারণ সদস্যপদ গ্রহণ <text:soft-page-break/>করেছিলেন। যেহেতু আমি কোন রাজনৈতিক দলের সদস্য ছিলাম না সেহেতু তার রাজনৈতিক দলের সদস্য হওয়ার বিষয় জানার কথা না তাই আমি জানতে পারিনি। আমি বিষয়টি জানতে পারি ১৯৭১ সালের ফেব্রুয়ারি মাসে। <text:span text:style-name="T2">EPCP </text:span>(<text:span text:style-name="T2">ML</text:span>) এর <text:span text:style-name="T2">Gi Khulna District Committee</text:span> এর একজন <text:span text:style-name="T2">member</text:span> আমার মাধ্যমে খালেদ রশীদকে <text:span text:style-name="T2">party</text:span>'র একটি নির্দেশনা পৌঁছে দিয়েছিল। আমার মাধ্যমে নির্দেশনা পৌঁছনোর কারণ হচ্ছে খালেদ রশীদ এর গাম্ভীর্যের কারণে তার নিকট <text:span text:style-name="T2">Party</text:span> নির্দেশনা সামনাসামনি বলার যোগ্যতা <text:span text:style-name="T2">Khulna District Committee member</text:span> এর ছিল না। <text:span text:style-name="T2">Party’</text:span>র নির্দেশনা মান্য করতে সেই ফেব্রুয়ারির কোন একদিন তিনি <text:span text:style-name="T2">underground</text:span> এ চলে গিয়েছিলেন। পাকিস্তান সেনাবাহিনীর সাথে সম্মুখযুদ্ধে নিখোঁজের এক সপ্তাহে আগেও তার পাঠানো চিঠি আমি পেয়েছিলাম। যেদিন খালেদ রশীদ সম্মুখ যুদ্ধক্ষেত্র থেকে নিখোঁজ হন তার পরদিন <text:span text:style-name="T2">Party’</text:span>এর এক কর্মী আমার বাসায় এসে খালেদ রশীদ আমার বাসায় এসেছেন কি না তা জানার জন্যে <text:span text:style-name="T2">Party</text:span> থেকে নির্দেশ পেয়ে আমার সাথে দেখা করেছিলেন। এভাবে আমি খালেদ রশীদ এর নিখোঁজ হবার সংবাদ পেয়েছিলাম।</text:p>
      <text:p text:style-name="P1"/>
      <text:p text:style-name="P1">১৮ ডিসেম্বর ১৯৭১ আমি আমার মেজো ভাই এর মটর বাইক চালিয়ে চুয়াডাঙ্গায় খালেদ রশীদ এর বাড়িতে গিয়েছিলাম এই আশা নিয়ে যে, যদি তিনি বেঁচে থাকেন তবে নিশ্চয়ই তার বাবাকে দেখতে যাবেন। আমি আশাহত হয়েছিলাম। আজ থেকে ৫১ বছর আগের এই মটর বাইক যাত্রার কথা মনে করলে শিহরিত হয়ে পড়ি, কারণ আমি জীবনে দুইদিন মটর বাইক চালিয়েছি আর তা হলো ১৮ এবং ১৯ ডিসেম্বর ১৯৭১ সন আর আমার যাত্রা পথ ছিল আমার খুলনার <text:span text:style-name="T2">বা</text:span>সা থেকে খালেদ রশীদ এর চুয়াডাঙ্গার বাড়ির ৯২ মাইলের। কি <text:span text:style-name="T2">desperate</text:span> ছিলাম যে মটর বাইক হাতে খড়ির দুইদিনেই অতিক্রম করেছিলাম ১৮৪ মাইল।</text:p>
      <text:p text:style-name="P1"/>
      <text:p text:style-name="P1">১৯৬৬ সালের শেষ দিকে আমার বড় ভাই খন্দকার নুরুল ইসলাম আমাকে পাঠালেন কুষ্টিয়া শহরে একজন উচ্চাঙ্গ সংগীত শিল্পীর নিকট একটি আমন্ত্রণ পত্র পৌঁছে দিতে এবং কুষ্টিয়া শহরের অবস্থান করে শিল্পীকে সাথে নিয়ে খুলনায় ফিরে আসার জন্যে। আমি দায়িত্বটি সুচারুরূপে পালন করায় আমি তখন থেকে সন্দীপন এর সদস্য হয়ে গেলাম। যে শিল্পীকে আমন্ত্রণ করে কুষ্টিয়া থেকে খুলনা নিয়ে এসেছিলাম তার নাম এখন স্মরণ নেই, এটা মনে আছে যে, তিনি একজন স্বর্ণকার ছিলেন এবং তিনি একটি স্বর্ণের দোকানের মালিক ছিলেন। তাঁকে আমন্ত্রণ করা হয়েছিল সন্দীপন এর দ্বিবার্ষিক উচ্চাঙ্গ সংগীত সম্মেলনে সংগীত পরিবেশন করার জন্যে।</text:p>
      <text:p text:style-name="P1"/>
      <text:p text:style-name="P3">সন্দীপন সাং<text:span text:style-name="T3">স্কৃ</text:span>তিক সম্প্রদায় ১৯৬৩ সালের সেপ্টেম্বর ২০ তারিখ প্রতিষ্ঠিত হয়েছিল ফ্লোরা হাউস নামের একটি বাড়ির তিন তলায়। বাড়িটির অবস্থান ছিল যশোর রোডে খান এ সবুর সাহেবের বড় ভাইয়ের বাড়ির পাশের বাড়িটি, বর্তমানে ওখানে একটি উচ্চমানের আবাসিক হোটেল হয়েছে। প্রতিষ্ঠাতা ব্যক্তিবর্গ ছিলেন মরহুম নাজিম মাহমুদ, মরহুম মুস্তাফিজুর রহমান, মরহুম সাধন সরকার, সৈয়দ মনোয়ার আলী, মরহুম খন্দকার নুরুল ইসলাম, জহর লাল রায় ও মরহুম মোহাম্মদ হাসিব প্রমূখ। সে সময় সন্দীপনের আচার্য ও উপাচার্য ছিলেন যথাক্রমে আব্দুল হাকিম (১৯৫৪ সালের প্রাদেশিক পরিষদের স্পিকার) ও সাধন সরকার। পরবর্তীতে পাকিস্তান সরকারের রোষানল থেকে সন্দীপনের সুরক্ষায় আচার্য ও উপাচার্য পদ দুটিকে সভাপতি ও সহ সভাপতি হিসাবে পরিবর্তন করা হয়। আমি তখন সেন্ট যোসেফ'স হাই স্কুলের নবম শ্রেণিতে পড়ি। খুলনা জিলা স্কুলের আমার এক বন্ধু নাজমুল হাসান একদিন কবি এজরা পাউন্ড এর জন্মদিনের অনুষ্ঠানে সন্দীপনে নিয়ে গিয়েছিল, সেই আমার প্রথম সন্দীপনে যাওয়া। সন্দীপন ফ্লোরা হাউস হতে খুলনা জিলা স্কুলের বিপরীতে একটি বাড়িতে এবং তার পরবর্তীতে শামসুর রহমান রোডের একটি বাড়িতে স্থানান্তরিত হয়। আমি এই শেষ ঠিকানায় সন্দীপনের সদস্য পদ পাই। সন্দীপনের সাপ্তাহিক আসর হতো প্রয় সকল সদস্য ও আমন্ত্রিত অতিথিদের উপস্থিতিতে প্রতি শুক্রবার বাদ সন্ধ্যায় আর সংগীত ভবনে সংগীত শিক্ষা ও চর্চা প্রতি রবিবার, সকল দায়িত্ব পালন করতেন সাধন সরকার সংগীত ভবনের অধ্যক্ষ হিসাবে। মূলত পাঁচ ধরনের সংগীত শিক্ষাক্রম চলতো সংগীত ভবনে। যেমন মার্গ, আধুনিক, নজরুল, রবীন্দ্র ও গণ সংগীত। সমভাবে যন্ত্র সংগীত শিক্ষাক্রম চলতো। গণ সংগীত জনপ্রিয় করতে প্রাতিষ্ঠানিকতায় সন্দীপন ছিল সবেমাত্র একটি প্রতিষ্ঠান তাই ১৯৬৮ সালে আফ্রো-এশিয়ান রাইটারস গিল্ড ভিয়েতনাম যুদ্ধে সংহতি প্রকাশে ঢাকায় একটি সম্মেলন অনুষ্ঠান করে যার সমাপ্তি দিবসে খুলনা থেকে আমন্ত্রিত হয়ে সন্দীপন সাং<text:span text:style-name="T3">স্কৃ</text:span>তিক সম্প্রদায়ের ৩০ সদস্য ঢাকা ইঞ্জিনিয়ার্স ইন্সটিটিউট হলে ভিয়েতনামের স্বাধিকার আন্দোলন বেগবান করতে ১৪ টি অনবদ্য গণ সংগীত সমাহারে একটি সংগীত অনুষ্ঠান পরিবেশন করে। সংগীত অনুষ্ঠানের সকল গান সন্দীপন সদস্যগণের রচিত, সবিশেষ নাজিম মাহমুদ এর রচিত ও সাধন সরকারের সুরারোপিত। এই অনুষ্ঠানের মিডিয়া কাভারেজ ছিল অভূতপূর্ব, যেমন দৈনিক বাংলা পত্রিকার ও দৈনিক দি অবজারভার পত্রিকার প্রথম পাতায় যথাক্রমে ৮ এবং ৬ কলাম সচিত্র প্রকাশনা। সংগীত অনুষ্ঠানের নাম ছিল "দেয়ালে দেয়ালে লটকে দাও একটি নাম ভিয়েতনাম ভিয়েতনাম।"</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ce style:name="MuktiNarrow" svg:font-family="MuktiNarrow"/>
    <style:font-face style:name="Noto Sans Bengali Light" svg:font-family="'Noto Sans Bengali Light'" style:font-family-generic="swiss"/>
    <style:font-face style:name="Noto Sans Bengali Light1" svg:font-family="'Noto Sans Bengali Light', Arial"/>
    <style:font-face style:name="Segoe UI" svg:font-family="'Segoe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pt" style:language-asian="zh" style:country-asian="CN" style:font-name-complex="Noto Sans Bengali Light" style:font-size-complex="10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egoe UI" style:font-size-asian="10pt" style:language-asian="zh" style:country-asian="CN" style:font-name-complex="Noto Sans Bengali Light" style:font-size-complex="10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MuktiNarrow" style:font-family-complex="MuktiNarrow"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Segoe UI" style:font-family-asian="'Segoe UI'" style:font-size-asian="12pt" style:font-name-complex="Noto Sans Bengali Light" style:font-family-complex="'Noto Sans Bengali Light'" style:font-family-generic-complex="swiss" style:font-size-complex="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Segoe UI" style:font-family-asian="'Segoe UI'" style:font-size-asian="12pt" style:font-style-asian="italic" style:font-name-complex="Noto Sans Bengali Light" style:font-family-complex="'Noto Sans Bengali Light'"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Segoe UI" style:font-family-asian="'Segoe UI'" style:font-size-asian="12pt" style:font-name-complex="Noto Sans Bengali Light" style:font-family-complex="'Noto Sans Bengali Light'" style:font-family-generic-complex="swiss"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7:06:05.182964379</meta:creation-date>
    <dc:date>2022-07-10T02:42:19.367000000</dc:date>
    <meta:editing-duration>PT1H50M2S</meta:editing-duration>
    <meta:editing-cycles>25</meta:editing-cycles>
    <meta:generator>LibreOffice/7.3.2.2$Windows_X86_64 LibreOffice_project/49f2b1bff42cfccbd8f788c8dc32c1c309559be0</meta:generator>
    <meta:document-statistic meta:table-count="0" meta:image-count="0" meta:object-count="0" meta:page-count="2" meta:paragraph-count="9" meta:word-count="1363" meta:character-count="5771" meta:non-whitespace-character-count="4417"/>
  </office:meta>
</office:document-meta>
</file>